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Sofie,</text:p>
      <text:p text:style-name="Normal">v tento valentýnský den mám tu čest sdílet s tebou naši jedinečnou sounáležitost - keltské znamení Ořešáka. Tato spojitost nás vybízí, abychom odhalili tajemství světa i sebe samých, stejně jako tvůj strážný archanděl Raziel spravuje veškerá universální tajemství. Díky tomu se mezi řádky našich osudů objevují nečekané příběhy, plné láska a porozumění, které jen čekají na to, být odhaleny ve správný čas. </text:p>
      <text:p text:style-name="Normal">Měj dnešní den plný šifrových zpráv lásky, které jedině my dva dokážeme rozluštit. Ať naše srdce jsou stále plná tajemných příběhů a nádherných poznání, jež si společně předáváme tou nejčistší láskou. Sdílení keltského znamení s tebou je dar, který si budu vždy vážit a chráni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